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4">
      <style:graphic-properties draw:stroke="solid" draw:stroke-dash="Dash_20_2" svg:stroke-width="0cm" svg:stroke-color="#808080" draw:marker-start="" draw:marker-start-width="0.276cm" draw:marker-start-center="false" draw:marker-end="" draw:marker-end-width="0.276cm" draw:marker-end-center="false" svg:stroke-opacity="100%" draw:stroke-linejoin="round" draw:fill="solid" draw:fill-color="#cfe7e5" draw:secondary-fill-color="#cfe7e5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r1" style:family="presentation" style:parent-style-name="Default-title">
      <style:graphic-properties draw:auto-grow-height="true" fo:min-height="4.626cm"/>
    </style:style>
    <style:style style:name="pr2" style:family="presentation" style:parent-style-name="Default-subtitle">
      <style:graphic-properties draw:fill-color="#ffffff" draw:auto-grow-height="true" fo:min-height="18.28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4.626cm"/>
    </style:style>
    <style:style style:name="pr5" style:family="presentation" style:parent-style-name="Default-subtitle">
      <style:graphic-properties draw:fill-color="#ffffff" fo:min-height="18.28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outline1">
      <style:graphic-properties fo:min-height="18.039cm"/>
    </style:style>
    <style:style style:name="pr9" style:family="presentation" style:parent-style-name="Default-outline1" style:list-style-name="L3">
      <style:graphic-properties fo:min-height="18.039cm"/>
    </style:style>
    <style:style style:name="pr10" style:family="presentation" style:parent-style-name="Default-outline1" style:list-style-name="L3">
      <style:graphic-properties fo:min-height="18.039cm"/>
    </style:style>
    <style:style style:name="P1" style:family="paragraph">
      <style:text-properties fo:text-shadow="none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42.2000007629395pt"/>
    </style:style>
    <style:style style:name="P4" style:family="paragraph">
      <style:text-properties fo:color="#e6e6e6"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justify"/>
    </style:style>
    <style:style style:name="P7" style:family="paragraph">
      <style:text-properties fo:color="#e6e6e6" fo:font-size="58.0999984741211pt" fo:font-weight="bold" style:font-weight-asian="bold" style:font-weight-complex="bold"/>
    </style:style>
    <style:style style:name="P8" style:family="paragraph">
      <style:text-properties fo:font-size="32pt" fo:text-shadow="none" fo:font-weight="bold" style:font-weight-asian="bold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bold" style:font-family-complex="FreeSans" style:font-family-generic-complex="system" style:font-pitch-complex="variable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text-properties fo:font-size="96pt" fo:text-shadow="none" fo:font-weight="bold" style:font-size-asian="96pt" style:font-weight-asian="bold" style:font-size-complex="96pt" style:font-weight-complex="bold"/>
    </style:style>
    <style:style style:name="T1" style:family="text">
      <style:text-properties fo:font-size="60pt" fo:text-shadow="none" fo:font-weight="bold" style:font-size-asian="48pt" style:font-weight-asian="bold" style:font-size-complex="48pt" style:font-weight-complex="bold"/>
    </style:style>
    <style:style style:name="T2" style:family="text">
      <style:text-properties fo:font-size="42.2000007629395pt"/>
    </style:style>
    <style:style style:name="T3" style:family="text">
      <style:text-properties fo:font-size="24pt" fo:text-shadow="none" style:font-size-asian="24pt" style:font-size-complex="24pt"/>
    </style:style>
    <style:style style:name="T4" style:family="text">
      <style:text-properties fo:color="#e6e6e6" fo:font-weight="bold" style:font-weight-asian="bold" style:font-weight-complex="bold"/>
    </style:style>
    <style:style style:name="T5" style:family="text">
      <style:text-properties fo:font-size="96pt" fo:text-shadow="none" fo:font-weight="bold" style:font-size-asian="80pt" style:font-weight-asian="bold" style:font-size-complex="80pt" style:font-weight-complex="bold"/>
    </style:style>
    <style:style style:name="T6" style:family="text">
      <style:text-properties fo:font-size="48pt" fo:text-shadow="none" fo:font-weight="bold" style:font-size-asian="40pt" style:font-weight-asian="bold" style:font-size-complex="40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color="#e6e6e6" fo:font-size="58.0999984741211pt" fo:font-weight="bold" style:font-weight-asian="bold" style:font-weight-complex="bold"/>
    </style:style>
    <style:style style:name="T14" style:family="text">
      <style:text-properties fo:font-size="48pt" fo:text-shadow="none" fo:font-weight="bold" style:font-size-asian="48pt" style:font-weight-asian="bold" style:font-size-complex="48pt" style:font-weight-complex="bold"/>
    </style:style>
    <style:style style:name="T1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4pt" style:language-asian="zh" style:country-asian="CN" style:font-style-asian="normal" style:font-weight-asian="bold" style:font-family-complex="FreeSans" style:font-family-generic-complex="system" style:font-pitch-complex="variable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6pt" style:language-asian="zh" style:country-asian="CN" style:font-style-asian="normal" style:font-weight-asian="normal" style:font-family-complex="FreeSans" style:font-family-generic-complex="system" style:font-pitch-complex="variable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217.5pt" fo:text-shadow="none" fo:font-weight="bold" style:font-size-asian="217.5pt" style:font-weight-asian="bold" style:font-size-complex="217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36.026cm" svg:height="4.626cm" svg:x="2.992cm" svg:y="2.095cm" presentation:class="title">
          <draw:text-box>
            <text:p><text:span text:style-name="T1">fx-zero</text:span></text:p>
          </draw:text-box>
        </draw:frame>
        <draw:frame presentation:style-name="pr2" draw:text-style-name="P3" draw:layer="layout" svg:width="36.026cm" svg:height="18.288cm" svg:x="2.992cm" svg:y="7.475cm" presentation:class="subtitle" presentation:user-transformed="true">
          <draw:text-box>
            <text:p><text:span text:style-name="T2">a currency trading system</text:span></text:p>
            <text:p><text:span text:style-name="T2"/></text:p>
            <text:p text:style-name="P2"><text:span text:style-name="T3">Hasan Karahan, MSc ETH Zurich</text:span></text:p>
            <text:p text:style-name="P2"><text:span text:style-name="T3"><text:a xlink:href="mailto:hasan.karahan81@gmail.com">hasan.karahan81@gmail.com</text:a></text:span></text:p>
          </draw:text-box>
        </draw:frame>
        <anim:par presentation:node-type="timing-root">
          <anim:par smil:begin="id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presentation:style-name="pr4" draw:text-style-name="P4" draw:layer="layout" svg:width="36.026cm" svg:height="4.626cm" svg:x="2.992cm" svg:y="2.095cm" presentation:class="title">
          <draw:text-box>
            <text:p><text:span text:style-name="T4">fx-zero</text:span></text:p>
          </draw:text-box>
        </draw:frame>
        <draw:frame presentation:style-name="pr5" draw:text-style-name="P1" draw:layer="layout" svg:width="36.026cm" svg:height="18.289cm" svg:x="2.992cm" svg:y="7.475cm" presentation:class="subtitle" presentation:user-transformed="true">
          <draw:text-box>
            <text:p><text:span text:style-name="T5">Overview</text:span></text:p>
            <text:p><text:span text:style-name="T6"/></text:p>
            <text:p><text:span text:style-name="T6">Features and Architecture</text:span></text:p>
          </draw:text-box>
        </draw:frame>
        <anim:par presentation:node-type="timing-root">
          <anim:par smil:begin="id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fx-zero</text:span></text:p>
          </draw:text-box>
        </draw:frame>
        <draw:frame presentation:style-name="pr7" draw:text-style-name="P6" draw:layer="layout" svg:width="36.026cm" svg:height="18.288cm" svg:x="2.992cm" svg:y="7.475cm" presentation:class="outline" presentation:user-transformed="true">
          <draw:text-box>
            <text:list text:style-name="L2">
              <text:list-item>
                <text:p text:style-name="P6">Allows to trade currencies using fully or semi-automated strategies: <text:span text:style-name="T7">fx-zero </text:span><text:span text:style-name="T8">live</text:span><text:span text:style-name="T9">.</text:span></text:p>
              </text:list-item>
              <text:list-item>
                <text:p text:style-name="P6">Allows to analyse the automated strategies by simulating the historical movements of the currency markets: <text:span text:style-name="T10">fx-zero </text:span><text:span text:style-name="T8">history</text:span><text:span text:style-name="T9">.</text:span></text:p>
              </text:list-item>
              <text:list-item>
                <text:p text:style-name="P6"><text:span text:style-name="T9">Allows to analyse the automated strategies by simulating random movements of currency markets: </text:span><text:span text:style-name="T10">fx-zero </text:span><text:span text:style-name="T8">random</text:span><text:span text:style-name="T9">.</text:span></text:p>
                <text:list>
                  <text:list-item>
                    <text:list>
                      <text:list-item>
                        <text:p text:style-name="P6"><text:span text:style-name="T9">Random distribution can be based on </text:span><text:span text:style-name="T11">historical statistics</text:span><text:span text:style-name="T9"> or </text:span><text:span text:style-name="T11">arbitrary parameters</text:span><text:span text:style-name="T9">, allowing e.g. brownian mo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fx-zero </text:span><text:span text:style-name="T8">live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Allows to trade currencies using fully or semi-automated strategies.</text:p>
              </text:list-item>
              <text:list-item>
                <text:p text:style-name="P6">Is based on a client-server architecture with multiple clients and a single server.</text:p>
              </text:list-item>
              <text:list-item>
                <text:p text:style-name="P6"><text:span text:style-name="T8">Clients</text:span> send requests to the server and receive corresponding responses plus they subscribe to a stream of published ticks.</text:p>
              </text:list-item>
              <text:list-item>
                <text:p text:style-name="P6">The server side contains an actual <text:span text:style-name="T8">server</text:span>, an <text:span text:style-name="T8">order matching engine</text:span>, a <text:span text:style-name="T8">database</text:span> and a <text:span text:style-name="T8">tick archive</text:span>.</text:p>
              </text:list-item>
            </text:list>
          </draw:text-box>
        </draw:frame>
        <anim:par presentation:node-type="timing-root">
          <anim:par smil:begin="id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xml:id="id5" draw:id="id5">
        <office:forms form:automatic-focus="false" form:apply-design-mode="false"/>
        <draw:frame draw:style-name="gr2" draw:text-style-name="P2" draw:layer="layout" svg:width="39.219cm" svg:height="27.71cm" svg:x="0.991cm" svg:y="0.992cm">
          <draw:image xlink:href="../liv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4" draw:layer="layout" svg:width="36.026cm" svg:height="4.626cm" svg:x="2.992cm" svg:y="2.095cm" presentation:class="title">
          <draw:text-box>
            <text:p><text:span text:style-name="T7">fx-zero </text:span><text:span text:style-name="T8">history</text:span></text:p>
          </draw:text-box>
        </draw:frame>
        <draw:frame presentation:style-name="pr8" draw:text-style-name="P6" draw:layer="layout" svg:width="36.026cm" svg:height="18.289cm" svg:x="2.992cm" svg:y="7.475cm" presentation:class="outline">
          <draw:text-box>
            <text:list text:style-name="L2">
              <text:list-item>
                <text:p text:style-name="P6">Allows to analyse the automated strategies by simulating the historical movements of the currency markets.</text:p>
              </text:list-item>
              <text:list-item>
                <text:p text:style-name="P6">Each client has a <text:span text:style-name="T8">simulator</text:span> which controls the stream of ticks from the archive to the client:</text:p>
              </text:list-item>
            </text:list>
            <text:list text:style-name="L3">
              <text:list-item>
                <text:list>
                  <text:list-item>
                    <text:p text:style-name="P6"><text:s/>The simulator requests the ticks from the archive.</text:p>
                  </text:list-item>
                  <text:list-item>
                    <text:p text:style-name="P6"><text:s/>The ticks are then pushed in <text:span text:style-name="T12">data chunks</text:span> by the archive to the simulator which pulls and caches the data.</text:p>
                  </text:list-item>
                  <text:list-item>
                    <text:p text:style-name="P6"><text:s/>Each tick is published one by one by the simulator to the subscribing client(s) (and the order matching engine).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xml:id="id7" draw:id="id7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history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1" draw:layer="layout" svg:width="36.026cm" svg:height="4.626cm" svg:x="2.992cm" svg:y="2.095cm" presentation:class="title">
          <draw:text-box>
            <text:p><text:span text:style-name="T7">fx-zero </text:span><text:span text:style-name="T8">random</text:span></text:p>
          </draw:text-box>
        </draw:frame>
        <draw:frame presentation:style-name="pr8" draw:text-style-name="P6" draw:layer="layout" svg:width="36.026cm" svg:height="7.74cm" svg:x="2.992cm" svg:y="7.475cm" presentation:class="outline" presentation:user-transformed="true">
          <draw:text-box>
            <text:list text:style-name="L2">
              <text:list-item>
                <text:p text:style-name="P6"><text:span text:style-name="T9">Allows to analyse the automated strategies by simulating random movements of currency markets.</text:span></text:p>
              </text:list-item>
              <text:list-item>
                <text:p text:style-name="P6"><text:span text:style-name="T9">Each client has a </text:span><text:span text:style-name="T8">simulator</text:span><text:span text:style-name="T9"> which controls the stream of random ticks; two modes are possible:</text:span></text:p>
              </text:list-item>
            </text:list>
          </draw:text-box>
        </draw:frame>
        <draw:frame presentation:style-name="pr9" draw:text-style-name="P6" draw:layer="layout" svg:width="17.992cm" svg:height="10.668cm" svg:x="2.811cm" svg:y="15.97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Simulator requests from archive statistics about the currency market(s).</text:span></text:p>
                  </text:list-item>
                  <text:list-item>
                    <text:p text:style-name="P6"><text:span text:style-name="T9">It then starts generating and publishing random ticks based on those statistics.</text:span></text:p>
                  </text:list-item>
                </text:list>
              </text:list-item>
            </text:list>
          </draw:text-box>
        </draw:frame>
        <draw:frame presentation:style-name="pr10" draw:text-style-name="P6" draw:layer="layout" svg:width="17.992cm" svg:height="10.668cm" svg:x="21.099cm" svg:y="15.723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9">Client requests random ticks based on certain parameters.</text:span></text:p>
                  </text:list-item>
                  <text:list-item>
                    <text:p text:style-name="P6"><text:span text:style-name="T9">Simulator starts genrating and publishing those random ticks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xml:id="id9" draw:id="id9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random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xml:id="id10" draw:id="id10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13">fx-zero</text:span></text:p>
          </draw:text-box>
        </draw:frame>
        <draw:frame presentation:style-name="pr5" draw:text-style-name="P8" draw:layer="layout" svg:width="36.026cm" svg:height="18.289cm" svg:x="2.992cm" svg:y="7.475cm" presentation:class="subtitle" presentation:user-transformed="true">
          <draw:text-box>
            <text:p><text:span text:style-name="T5">Components</text:span></text:p>
            <text:p><text:span text:style-name="T14"/></text:p>
            <text:p><text:span text:style-name="T14">Functionality and Communication</text:span></text:p>
          </draw:text-box>
        </draw:frame>
        <anim:par presentation:node-type="timing-root">
          <anim:par smil:begin="id1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Components</text:span></text:p>
          </draw:text-box>
        </draw:frame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The trading system is split into components like <text:s/><text:span text:style-name="T8">client</text:span>, <text:span text:style-name="T8">server</text:span>, <text:span text:style-name="T8">order matching engine</text:span>, <text:span text:style-name="T8">database</text:span>, <text:span text:style-name="T8">ticks' archive</text:span> and <text:span text:style-name="T8">simulator</text:span>.</text:p>
              </text:list-item>
              <text:list-item>
                <text:p text:style-name="P6">Each component performs a <text:span text:style-name="T7">well defined task</text:span> and offers <text:span text:style-name="T7">configuration options</text:span> usually from the command line interface.</text:p>
              </text:list-item>
              <text:list-item>
                <text:p text:style-name="P6">The components are connected with special <text:span text:style-name="T7">ZMQ sockets</text:span> with each other, which offer advanced built-in capabilities. </text:p>
              </text:list-item>
            </text:list>
          </draw:text-box>
        </draw:frame>
        <anim:par presentation:node-type="timing-root">
          <anim:par smil:begin="id11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ZMQ Socket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ZMQ sockets carry whole messages across various transports like in-process, inter-process, TCP, and multicast.</text:p>
              </text:list-item>
              <text:list-item>
                <text:p text:style-name="P6">They can be connected <text:span text:style-name="T7">N-to-N</text:span> with patterns like fanout, pub-sub, task distribution, and request-reply.</text:p>
              </text:list-item>
              <text:list-item>
                <text:p text:style-name="P6">The advanced built-in capabilities are like message queuing, load balancing, fair queuing etc.</text:p>
              </text:list-item>
              <text:list-item>
                <text:p text:style-name="P6">See <text:a xlink:href="http://zguide.zeromq.org/">http://zguide.zeromq.org</text:a> for a detailed in-depth discussion of ZMQ and its sockets.</text:p>
              </text:list-item>
            </text:list>
          </draw:text-box>
        </draw:frame>
        <anim:par presentation:node-type="timing-root">
          <anim:par smil:begin="id1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xml:id="id13" draw:id="id13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Client</text:span></text:p>
          </draw:text-box>
        </draw:frame>
        <draw:g>
          <draw:custom-shape draw:style-name="gr3" draw:text-style-name="P11" draw:layer="layout" svg:width="5.08cm" svg:height="2.54cm" svg:x="34.011cm" svg:y="2.911cm">
            <text:p text:style-name="P10"><text:span text:style-name="T15">CLIENT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2" draw:layer="layout" svg:width="5.08cm" svg:height="1.27cm" draw:transform="rotate (-1.5707963267949) translate (34.011cm 1.641cm)">
            <text:p text:style-name="P10"><text:span text:style-name="T17">S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1cm" svg:height="1.27cm" svg:x="34.0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draw:frame presentation:style-name="pr8" draw:text-style-name="P6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<text:span text:style-name="T12">A client executes one ore more trading strategies, which may be actual market tick dependent or not.</text:span></text:p>
              </text:list-item>
              <text:list-item>
                <text:p text:style-name="P6">It has a <text:span text:style-name="T7">REQ</text:span><text:span text:style-name="T19"> socket</text:span> connected to the server through which it sends synchronous request and receives the corresponding responses.</text:p>
              </text:list-item>
              <text:list-item>
                <text:p text:style-name="P6">It has another <text:span text:style-name="T7">REQ</text:span> socket to communicate with a simulator, to send requests like <text:span text:style-name="T12">start</text:span>, <text:span text:style-name="T12">stop</text:span>, <text:span text:style-name="T12">seek</text:span> etc.</text:p>
              </text:list-item>
              <text:list-item>
                <text:p text:style-name="P6">It subscribes with a <text:span text:style-name="T7">SUB</text:span> socket to ticks published by an order matching engine or a simulator.</text:p>
              </text:list-item>
            </text:list>
          </draw:text-box>
        </draw:frame>
        <anim:par presentation:node-type="timing-root">
          <anim:par smil:begin="id13.begin">
            <anim:transitionFilter smil:dur="1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xml:id="id14" draw:id="id14">
        <office:forms form:automatic-focus="false" form:apply-design-mode="false"/>
        <draw:frame presentation:style-name="pr1" draw:text-style-name="P5" draw:layer="layout" svg:width="36.026cm" svg:height="4.626cm" svg:x="2.992cm" svg:y="2.095cm" presentation:class="title">
          <draw:text-box>
            <text:p><text:span text:style-name="T7">Server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draw:g>
          <draw:custom-shape draw:style-name="gr7" draw:text-style-name="P11" draw:layer="layout" svg:width="5.08cm" svg:height="2.54cm" svg:x="34.011cm" svg:y="2.911cm">
            <text:p text:style-name="P10"><text:span text:style-name="T15">SERV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5.08cm" svg:height="1.27cm" draw:transform="rotate (-1.5707963267949) translate (40.361cm 1.641cm)">
            <text:p text:style-name="P10"><text:span text:style-name="T17">RE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4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xml:id="id15" draw:id="id15">
        <office:forms form:automatic-focus="false" form:apply-design-mode="false"/>
        <draw:g>
          <draw:custom-shape draw:style-name="gr10" draw:text-style-name="P11" draw:layer="layout" svg:width="5.08cm" svg:height="2.54cm" svg:x="34.011cm" svg:y="2.911cm">
            <text:p text:style-name="P10"><text:span text:style-name="T15">DB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2" draw:layer="layout" svg:width="5.08cm" svg:height="1.27cm" draw:transform="rotate (-1.5707963267949) translate (34.011cm 1.641cm)">
            <text:p text:style-name="P10"><text:span text:style-name="T17">..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Databas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5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xml:id="id16" draw:id="id16">
        <office:forms form:automatic-focus="false" form:apply-design-mode="false"/>
        <draw:g>
          <draw:custom-shape draw:style-name="gr13" draw:text-style-name="P11" draw:layer="layout" svg:width="5.08cm" svg:height="2.54cm" svg:x="34.011cm" svg:y="2.911cm">
            <text:p text:style-name="P10"><text:span text:style-name="T15">OME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2" draw:layer="layout" svg:width="5.08cm" svg:height="1.27cm" draw:transform="rotate (-1.5707963267949) translate (40.361cm 1.641cm)">
            <text:p text:style-name="P10"><text:span text:style-name="T17">P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5.08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SUB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Order Matching Engin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6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xml:id="id17" draw:id="id17">
        <office:forms form:automatic-focus="false" form:apply-design-mode="false"/>
        <draw:g>
          <draw:custom-shape draw:style-name="gr16" draw:text-style-name="P11" draw:layer="layout" svg:width="5.08cm" svg:height="2.54cm" svg:x="34.011cm" svg:y="2.911cm">
            <text:p text:style-name="P10"><text:span text:style-name="T15">DB Ticks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5.08cm" svg:height="1.27cm" draw:transform="rotate (-1.5707963267949) translate (40.361cm 1.641cm)">
            <text:p text:style-name="P10"><text:span text:style-name="T17">SU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2.54cm" svg:height="1.27cm" draw:transform="rotate (-1.5707963267949) translate (34.011cm 1.641cm)">
            <text:p text:style-name="P10"><text:span text:style-name="T17">REP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PUB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5.451cm">
            <text:p text:style-name="P2"><text:span text:style-name="T18">..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2.54cm" svg:height="1.27cm" draw:transform="rotate (-1.5707963267949) translate (34.011cm 4.181cm)">
            <text:p text:style-name="P10"><text:span text:style-name="T17">PUSH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Ticks' Archive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7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xml:id="id18" draw:id="id18">
        <office:forms form:automatic-focus="false" form:apply-design-mode="false"/>
        <draw:g>
          <draw:custom-shape draw:style-name="gr20" draw:text-style-name="P11" draw:layer="layout" svg:width="5.08cm" svg:height="2.54cm" svg:x="34.011cm" svg:y="2.911cm">
            <text:p text:style-name="P10"><text:span text:style-name="T15">SIM</text:span><text:span text:style-name="T16">id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2" draw:layer="layout" svg:width="5.08cm" svg:height="1.27cm" draw:transform="rotate (-1.5707963267949) translate (34.011cm 1.641cm)">
            <text:p text:style-name="P10"><text:span text:style-name="T17">PU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" draw:text-style-name="P13" draw:layer="layout" svg:width="5.08cm" svg:height="1.27cm" svg:x="34.011cm" svg:y="1.641cm">
            <text:p text:style-name="P2"><text:span text:style-name="T18">REP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2.54cm" svg:height="1.27cm" svg:x="34.011cm" svg:y="5.451cm">
            <text:p text:style-name="P2"><text:span text:style-name="T18">PULL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2" draw:layer="layout" svg:width="5.08cm" svg:height="1.27cm" draw:transform="rotate (-1.5707963267949) translate (40.361cm 1.641cm)">
            <text:p text:style-name="P10"><text:span text:style-name="T17">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3" draw:layer="layout" svg:width="2.54cm" svg:height="1.27cm" svg:x="36.551cm" svg:y="5.451cm">
            <text:p text:style-name="P2"><text:span text:style-name="T18">REQ</text:span></text:p>
            <draw:enhanced-geometry svg:viewBox="0 0 21600 21600" draw:type="rectangle" draw:enhanced-path="M 0 0 L 21600 0 21600 21600 0 21600 0 0 Z N"/>
          </draw:custom-shape>
        </draw:g>
        <draw:frame presentation:style-name="pr1" draw:text-style-name="P5" draw:layer="layout" svg:width="36.026cm" svg:height="4.626cm" svg:x="2.992cm" svg:y="2.095cm" presentation:class="title" presentation:user-transformed="true">
          <draw:text-box>
            <text:p text:style-name="P2"><text:span text:style-name="T7">Simulator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>...</text:p>
              </text:list-item>
            </text:list>
          </draw:text-box>
        </draw:frame>
        <anim:par presentation:node-type="timing-root">
          <anim:par smil:begin="id18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xml:id="id19" draw:id="id19">
        <office:forms form:automatic-focus="false" form:apply-design-mode="false"/>
        <draw:frame presentation:style-name="pr4" draw:text-style-name="P7" draw:layer="layout" svg:width="36.026cm" svg:height="4.626cm" svg:x="2.992cm" svg:y="2.095cm" presentation:class="title">
          <draw:text-box>
            <text:p><text:span text:style-name="T13">fx-zero</text:span></text:p>
          </draw:text-box>
        </draw:frame>
        <draw:frame presentation:style-name="pr5" draw:text-style-name="P8" draw:layer="layout" svg:width="36.026cm" svg:height="18.289cm" svg:x="2.992cm" svg:y="7.475cm" presentation:class="subtitle" presentation:user-transformed="true">
          <draw:text-box>
            <text:p><text:span text:style-name="T5">Components</text:span></text:p>
            <text:p><text:span text:style-name="T14"/></text:p>
            <text:p><text:span text:style-name="T14">Internal Details</text:span></text:p>
          </draw:text-box>
        </draw:frame>
        <anim:par presentation:node-type="timing-root">
          <anim:par smil:begin="id19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xml:id="id20" draw:id="id20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Server and Workers</text:span></text:p>
          </draw:text-box>
        </draw:frame>
        <draw:frame presentation:style-name="pr8" draw:layer="layout" svg:width="36.026cm" svg:height="18.289cm" svg:x="2.992cm" svg:y="7.475cm" presentation:class="outline" presentation:user-transformed="true">
          <draw:text-box>
            <text:list text:style-name="L2">
              <text:list-item>
                <text:p text:style-name="P6">On the server side there is the actual <text:span text:style-name="T8">server</text:span> sending requests to the order matching engine and receiving corresponding responses.</text:p>
              </text:list-item>
              <text:list-item>
                <text:p text:style-name="P6">For scalability the server is not directly connected with the OME (and the DB), but has a configurable amount of <text:span text:style-name="T8">workers</text:span> (with the proper connections) processing the requests of the clients (which are simply forwarded by the server).</text:p>
              </text:list-item>
              <text:list-item>
                <text:p text:style-name="P6">The workers are realized as threads but could easily be scaled up to processes.</text:p>
              </text:list-item>
            </text:list>
          </draw:text-box>
        </draw:frame>
        <anim:par presentation:node-type="timing-root">
          <anim:par smil:begin="id20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xml:id="id21" draw:id="id21">
        <office:forms form:automatic-focus="false" form:apply-design-mode="false"/>
        <draw:frame draw:style-name="gr2" draw:text-style-name="P2" draw:layer="layout" svg:width="39.219cm" svg:height="27.71cm" svg:x="0.991cm" svg:y="0.991cm">
          <draw:image xlink:href="../server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dissolve"/>
          </anim:par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xml:id="id22" draw:id="id22">
        <office:forms form:automatic-focus="false" form:apply-design-mode="false"/>
        <draw:frame presentation:style-name="pr4" draw:text-style-name="P5" draw:layer="layout" svg:width="36.026cm" svg:height="4.626cm" svg:x="2.992cm" svg:y="2.095cm" presentation:class="title">
          <draw:text-box>
            <text:p><text:span text:style-name="T7">Questions</text:span></text:p>
          </draw:text-box>
        </draw:frame>
        <draw:frame presentation:style-name="pr5" draw:text-style-name="P14" draw:layer="layout" svg:width="36.026cm" svg:height="18.289cm" svg:x="2.992cm" svg:y="7.475cm" presentation:class="subtitle">
          <draw:text-box>
            <text:p><text:span text:style-name="T20">?</text:span></text:p>
          </draw:text-box>
        </draw:frame>
        <anim:par presentation:node-type="timing-root">
          <anim:par smil:begin="id22.begin">
            <anim:transitionFilter smil:dur="1s" smil:type="dissolv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8cm" svg:x="1cm" svg:y="2.636cm"/>
      <draw:page-thumbnail draw:layer="backgroundobjects" svg:width="9.294cm" svg:height="6.568cm" svg:x="1cm" svg:y="10.684cm"/>
      <draw:page-thumbnail draw:layer="backgroundobjects" svg:width="9.294cm" svg:height="6.568cm" svg:x="1cm" svg:y="18.732cm"/>
      <draw:page-thumbnail draw:layer="backgroundobjects" svg:width="9.294cm" svg:height="6.568cm" svg:x="11.295cm" svg:y="2.636cm"/>
      <draw:page-thumbnail draw:layer="backgroundobjects" svg:width="9.294cm" svg:height="6.568cm" svg:x="11.295cm" svg:y="10.684cm"/>
      <draw:page-thumbnail draw:layer="backgroundobjects" svg:width="9.294cm" svg:height="6.568cm" svg:x="11.295cm" svg:y="18.732cm"/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5cm" presentation:class="title" presentation:placeholder="true">
        <draw:text-box/>
      </draw:frame>
      <draw:frame presentation:style-name="Default-outline1" draw:layer="backgroundobjects" svg:width="36.026cm" svg:height="18.289cm" svg:x="2.992cm" svg:y="7.475cm" presentation:class="outline" presentation:placeholder="true">
        <draw:text-box/>
      </draw:frame>
      <draw:frame presentation:style-name="Mpr1" draw:text-style-name="MP1" draw:layer="backgroundobjects" svg:width="9.326cm" svg:height="1.911cm" svg:x="2.992cm" svg:y="26.2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2.688cm" svg:height="1.911cm" svg:x="14.681cm" svg:y="26.23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9.326cm" svg:height="1.911cm" svg:x="29.691cm" svg:y="26.23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10T16:47:11</meta:creation-date>
    <meta:editing-duration>PT5H20M20S</meta:editing-duration>
    <meta:editing-cycles>55</meta:editing-cycles>
    <dc:date>2012-01-11T22:15:20</dc:date>
    <meta:generator>LibreOffice/3.4$Linux LibreOffice_project/340m1$Build-402</meta:generator>
    <meta:document-statistic meta:object-count="145"/>
  </office:meta>
</office:document-meta>
</file>